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2pt" style:font-size-asian="12pt" style:font-size-complex="12pt"/>
    </style:style>
    <style:style style:name="P2" style:family="paragraph" style:parent-style-name="Heading_20_4">
      <style:text-properties fo:font-size="12pt" style:font-size-asian="12pt" style:font-size-complex="12pt"/>
    </style:style>
    <style:style style:name="P3" style:family="paragraph" style:parent-style-name="Standard">
      <style:text-properties fo:color="#000000" loext:opacity="100%" fo:font-size="11pt" fo:background-color="transparent" style:font-size-asian="11pt" style:font-size-complex="11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>
      <style:text-properties fo:font-size="11pt" style:font-size-asian="11pt" style:font-size-complex="11pt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fo:font-size="11pt" style:font-size-asian="11pt" style:font-size-complex="11pt"/>
    </style:style>
    <style:style style:name="P9" style:family="paragraph" style:parent-style-name="Text_20_body" style:list-style-name="L3">
      <style:text-properties fo:font-size="11pt" style:font-size-asian="11pt" style:font-size-complex="11pt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fo:font-size="12pt" style:font-size-asian="12pt" style:font-size-complex="12pt"/>
    </style:style>
    <style:style style:name="P11" style:family="paragraph" style:parent-style-name="Text_20_body" style:list-style-name="L1">
      <style:text-properties fo:font-size="12pt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Документація до коду</text:h>
      <text:p text:style-name="P7">Цей скрипт дозволяє користувачу обчислювати периметр і площу для різних геометричних фігур (коло, квадрат, прямокутник, трикутник) на основі введених параметрів.</text:p>
      <text:h text:style-name="P2" text:outline-level="4">Опис функцій</text:h>
      <text:list xml:id="list3518844828" text:style-name="L1">
        <text:list-item>
          <text:p text:style-name="P4"><text:span text:style-name="Strong_20_Emphasis"><text:span text:style-name="T3">calculate_circle()</text:span></text:span></text:p>
          <text:list>
            <text:list-item>
              <text:p text:style-name="P10">Запитує радіус кола у користувача.</text:p>
            </text:list-item>
            <text:list-item>
              <text:p text:style-name="P10">Обчислює периметр і площу кола.</text:p>
            </text:list-item>
            <text:list-item>
              <text:p text:style-name="P10">Виводить результати.</text:p>
            </text:list-item>
          </text:list>
        </text:list-item>
        <text:list-item>
          <text:p text:style-name="P4"><text:span text:style-name="Strong_20_Emphasis"><text:span text:style-name="T3">calculate_square()</text:span></text:span></text:p>
          <text:list>
            <text:list-item>
              <text:p text:style-name="P10">Запитує довжину сторони квадрата у користувача.</text:p>
            </text:list-item>
            <text:list-item>
              <text:p text:style-name="P10">Обчислює периметр і площу квадрата.</text:p>
            </text:list-item>
            <text:list-item>
              <text:p text:style-name="P10">Виводить результати.</text:p>
            </text:list-item>
          </text:list>
        </text:list-item>
        <text:list-item>
          <text:p text:style-name="P4"><text:span text:style-name="Strong_20_Emphasis"><text:span text:style-name="T3">calculate_rectangle()</text:span></text:span></text:p>
          <text:list>
            <text:list-item>
              <text:p text:style-name="P10">Запитує довжини сторін прямокутника у користувача.</text:p>
            </text:list-item>
            <text:list-item>
              <text:p text:style-name="P10">Обчислює периметр і площу прямокутника.</text:p>
            </text:list-item>
            <text:list-item>
              <text:p text:style-name="P10">Виводить результати.</text:p>
            </text:list-item>
          </text:list>
        </text:list-item>
        <text:list-item>
          <text:p text:style-name="P4"><text:span text:style-name="Strong_20_Emphasis"><text:span text:style-name="T3">calculate_triangle()</text:span></text:span></text:p>
          <text:list>
            <text:list-item>
              <text:p text:style-name="P10">Попереджає користувача, що обчислює площу лише рівностороннього трикутника.</text:p>
            </text:list-item>
            <text:list-item>
              <text:p text:style-name="P10">Запитує довжини сторін трикутника у користувача.</text:p>
            </text:list-item>
            <text:list-item>
              <text:p text:style-name="P10">Обчислює півпериметр трикутника.</text:p>
            </text:list-item>
            <text:list-item>
              <text:p text:style-name="P10">Обчислює периметр і площу трикутника.</text:p>
            </text:list-item>
            <text:list-item>
              <text:p text:style-name="P10">Виводить результати.</text:p>
            </text:list-item>
          </text:list>
        </text:list-item>
        <text:list-item>
          <text:p text:style-name="P4"><text:span text:style-name="Strong_20_Emphasis"><text:span text:style-name="T3">main()</text:span></text:span></text:p>
          <text:list>
            <text:list-item>
              <text:p text:style-name="P10">Запитує у користувача назву фігури для обчислення.</text:p>
            </text:list-item>
            <text:list-item>
              <text:p text:style-name="P10">Викликає відповідну функцію на основі введеної назви фігури.</text:p>
            </text:list-item>
            <text:list-item>
              <text:p text:style-name="P11">Виводить повідомлення про помилку, якщо введена назва фігури не відповідає жодній з підтримуваних.</text:p>
            </text:list-item>
          </text:list>
        </text:list-item>
      </text:list>
      <text:h text:style-name="P2" text:outline-level="4">Опис змінних</text:h>
      <text:list xml:id="list791170847" text:style-name="L2">
        <text:list-item>
          <text:p text:style-name="P6"><text:span text:style-name="Strong_20_Emphasis"><text:span text:style-name="T3">msg</text:span></text:span><text:span text:style-name="T3">: рядок, введений користувачем, який містить назву геометричної фігури.</text:span></text:p>
        </text:list-item>
        <text:list-item>
          <text:p text:style-name="P5"><text:span text:style-name="Strong_20_Emphasis"><text:span text:style-name="T3">shape_calculations</text:span></text:span><text:span text:style-name="T3">: словник, де ключі — назви фігур, а значення — функції для їх обчислення.</text:span></text:p>
        </text:list-item>
      </text:list>
      <text:h text:style-name="P2" text:outline-level="4">Приклад використання</text:h>
      <text:list xml:id="list3418418565" text:style-name="L3">
        <text:list-item>
          <text:p text:style-name="P8">Користувач запускає скрипт.</text:p>
        </text:list-item>
        <text:list-item>
          <text:p text:style-name="P8">Скрипт запитує: "What figure do you want to calculate?"</text:p>
        </text:list-item>
        <text:list-item>
          <text:p text:style-name="P8">Користувач вводить назву фігури, наприклад, "circle".</text:p>
        </text:list-item>
        <text:list-item>
          <text:p text:style-name="P8">Скрипт запитує відповідні параметри для обчислення (радіус для кола).</text:p>
        </text:list-item>
        <text:list-item>
          <text:p text:style-name="P9">Скрипт обчислює і виводить периметр і площу кола.</text:p>
        </text:list-item>
      </text:list>
      <text:p text:style-name="P3">Цей скрипт забезпечує зручний і гнучкий спосіб обчислення основних геометричних параметрів для різних фігур на основі введених користувачем дани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23:38:21.728656261</meta:creation-date>
    <dc:date>2024-06-06T23:43:20.795190375</dc:date>
    <meta:editing-duration>PT4M59S</meta:editing-duration>
    <meta:editing-cycles>1</meta:editing-cycles>
    <meta:document-statistic meta:table-count="0" meta:image-count="0" meta:object-count="0" meta:page-count="1" meta:paragraph-count="35" meta:word-count="228" meta:character-count="1628" meta:non-whitespace-character-count="1462"/>
    <meta:generator>LibreOffice/7.3.7.2$Linux_X86_64 LibreOffice_project/30$Build-2</meta:generator>
  </office:meta>
</office:document-meta>
</file>